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GroupTraverser.XSDGroupTraverser( XSDHandler handler , XSAttributeChecker gAttr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GroupTraverser.traverseGlobal( Element elmNode , XSDocumentInfo schemaDoc , SchemaGrammar gramma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XSDGroupTraverser.traverseLocal( Element elmNode , XSDocumentInfo schemaDoc , SchemaGrammar gramma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3">
            <text:p text:style-name="Table_20_Contents"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